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1.16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08.99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0.6mm"/>
    </style:style>
    <style:style style:name="co8" style:family="table-column">
      <style:table-column-properties fo:break-before="auto" style:column-width="43.6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61"/>
    <style:style style:name="ce14" style:family="table-cell" style:parent-style-name="Default" style:data-style-name="N110"/>
    <style:style style:name="ce8" style:family="table-cell" style:parent-style-name="Default" style:data-style-name="N0">
      <style:table-cell-properties fo:wrap-option="wrap"/>
    </style:style>
    <style:style style:name="ce9" style:family="table-cell" style:parent-style-name="Note">
      <style:table-cell-properties fo:wrap-option="wrap"/>
    </style:style>
    <style:style style:name="ce5" style:family="table-cell" style:parent-style-name="Default" style:data-style-name="N2"/>
    <style:style style:name="ce13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o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8"/>
        <table:table-column table:style-name="co4" table:number-columns-repeated="6" table:default-cell-style-name="ce1"/>
        <table:table-column table:style-name="co5" table:default-cell-style-name="ce1"/>
        <table:table-column table:style-name="co4" table:number-columns-repeated="54" table:default-cell-style-name="ce1"/>
        <table:table-column table:style-name="co4" table:number-columns-repeated="960" table:default-cell-style-name="Default"/>
        <table:table-row table:style-name="ro1">
          <table:table-cell table:style-name="ce2" office:value-type="string" calcext:value-type="string">
            <text:p>Input Parameters</text:p>
          </table:table-cell>
          <table:table-cell table:number-columns-repeated="8"/>
          <table:table-cell table:style-name="ce2" office:value-type="string" calcext:value-type="string">
            <text:p>Power &amp; Effici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nMin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Power Output(W)</text:p>
          </table:table-cell>
          <table:table-cell table:style-name="ce3" table:formula="of:=[.B6]*[.B8]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nNominal 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VinMax</text:p>
          </table:table-cell>
          <table:table-cell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Target Efficiency</text:p>
          </table:table-cell>
          <table:table-cell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utBoost</text:p>
          </table:table-cell>
          <table:table-cell office:value-type="float" office:value="180" calcext:value-type="float">
            <text:p>180</text:p>
          </table:table-cell>
          <table:table-cell table:style-name="ce9" office:value-type="string" calcext:value-type="string">
            <text:p>170v is Ignition Voltage of IN12 Nixie Tube</text:p>
          </table:table-cell>
          <table:table-cell table:number-columns-repeated="6"/>
          <table:table-cell office:value-type="string" calcext:value-type="string">
            <text:p>Input Power</text:p>
          </table:table-cell>
          <table:table-cell table:style-name="ce3" table:formula="of:=[.K2]/0.9" office:value-type="float" office:value="0" calcext:value-type="float">
            <text:p>0.00E+00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Input Current(A) Vmin</text:p>
          </table:table-cell>
          <table:table-cell table:style-name="ce5" table:formula="of:=[.K5]/[.B2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-12 Digit Current</text:p>
          </table:table-cell>
          <table:table-cell table:style-name="ce3" office:value-type="float" office:value="0.0025" calcext:value-type="float">
            <text:p>2.50E-03</text:p>
          </table:table-cell>
          <table:table-cell table:style-name="ce9" office:value-type="string" calcext:value-type="string">
            <text:p>Current per lit digit</text:p>
          </table:table-cell>
          <table:table-cell table:number-columns-repeated="7"/>
          <table:table-cell table:style-name="ce5"/>
          <table:table-cell table:number-columns-repeated="1013"/>
        </table:table-row>
        <table:table-row table:style-name="ro1">
          <table:table-cell office:value-type="string" calcext:value-type="string">
            <text:p>IN-12 Comma Current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9" office:value-type="string" calcext:value-type="string">
            <text:p>Current per lit comma</text:p>
          </table:table-cell>
          <table:table-cell table:number-columns-repeated="6"/>
          <table:table-cell office:value-type="string" calcext:value-type="string">
            <text:p>Input Current(A) Vmax</text:p>
          </table:table-cell>
          <table:table-cell table:style-name="ce5" table:formula="of:=[.K5]/[.B4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mber of Tubes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Current Min</text:p>
          </table:table-cell>
          <table:table-cell table:formula="of:=([.B7]+[.B8])*4" office:value-type="float" office:value="0.0112" calcext:value-type="float">
            <text:p>0.0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Current Design Max</text:p>
          </table:table-cell>
          <table:table-cell office:value-type="float" office:value="0.015" calcext:value-type="float">
            <text:p>0.0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Duty Cycle and Inductor Calculation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Duty Cycle CCM</text:p>
          </table:table-cell>
          <table:table-cell table:formula="of:=1-(VIN/VOUT)" office:value-type="float" office:value="0.972222222222222" calcext:value-type="float">
            <text:p>0.972222222222222</text:p>
          </table:table-cell>
          <table:table-cell table:style-name="ce9" office:value-type="string" calcext:value-type="string">
            <text:p>It is clear that duty cycle in CCM mode is not achievable. CCM mode is not really suitable anyway since boost in CCM needs a minimum load and we’re going to use PWM dimming.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n L vs Fsw" table:style-name="ta2">
        <table:shapes>
          <draw:frame draw:z-index="0" draw:style-name="gr1" draw:text-style-name="P1" svg:width="312.39mm" svg:height="175.74mm" svg:x="372.9mm" svg:y="13.29mm">
            <draw:object draw:notify-on-update-of-ranges="'Min L vs Fsw'.B4:'Min L vs Fsw'.B49 'Min L vs Fsw'.C3:'Min L vs Fsw'.C3 'Min L vs Fsw'.C4:'Min L vs Fsw'.C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row table:style-name="ro1">
          <table:table-cell table:number-columns-repeated="5"/>
        </table:table-row>
        <table:table-row table:style-name="ro3">
          <table:table-cell/>
          <table:table-cell table:style-name="Heading_20_1" office:value-type="string" calcext:value-type="string">
            <text:p>Minimum Inductance for CCM Mode</text:p>
          </table:table-cell>
          <table:table-cell/>
          <table:table-cell office:value-type="string" calcext:value-type="string">
            <text:p>Inductor Scaling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table:style-name="ce13" office:value-type="string" calcext:value-type="string">
            <text:p>Switching Frequency</text:p>
          </table:table-cell>
          <table:table-cell table:style-name="ce13" office:value-type="string" calcext:value-type="string">
            <text:p>Minimum Inductan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style-name="ce14" table:formula="of:=((VIN)/(2*IOUT*[.B4]))*DutyCCM*(1-DutyCCM)" office:value-type="float" office:value="0.0000900205761316873" calcext:value-type="float">
            <text:p>90.02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style-name="ce14" table:formula="of:=((VIN)/(2*IOUT*[.B5]))*DutyCCM*(1-DutyCCM)" office:value-type="float" office:value="0.0000750171467764061" calcext:value-type="float">
            <text:p>75.02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000" calcext:value-type="float">
            <text:p>70000</text:p>
          </table:table-cell>
          <table:table-cell table:style-name="ce14" table:formula="of:=((VIN)/(2*IOUT*[.B6]))*DutyCCM*(1-DutyCCM)" office:value-type="float" office:value="0.0000643004115226338" calcext:value-type="float">
            <text:p>64.30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000" calcext:value-type="float">
            <text:p>80000</text:p>
          </table:table-cell>
          <table:table-cell table:style-name="ce14" table:formula="of:=((VIN)/(2*IOUT*[.B7]))*DutyCCM*(1-DutyCCM)" office:value-type="float" office:value="0.0000562628600823045" calcext:value-type="float">
            <text:p>56.26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000" calcext:value-type="float">
            <text:p>90000</text:p>
          </table:table-cell>
          <table:table-cell table:style-name="ce14" table:formula="of:=((VIN)/(2*IOUT*[.B8]))*DutyCCM*(1-DutyCCM)" office:value-type="float" office:value="0.0000500114311842707" calcext:value-type="float">
            <text:p>50.01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000" calcext:value-type="float">
            <text:p>100000</text:p>
          </table:table-cell>
          <table:table-cell table:style-name="ce14" table:formula="of:=((VIN)/(2*IOUT*[.B9]))*DutyCCM*(1-DutyCCM)" office:value-type="float" office:value="0.0000450102880658436" calcext:value-type="float">
            <text:p>45.01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000" calcext:value-type="float">
            <text:p>110000</text:p>
          </table:table-cell>
          <table:table-cell table:style-name="ce14" table:formula="of:=((VIN)/(2*IOUT*[.B10]))*DutyCCM*(1-DutyCCM)" office:value-type="float" office:value="0.0000409184436962215" calcext:value-type="float">
            <text:p>40.92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000" calcext:value-type="float">
            <text:p>120000</text:p>
          </table:table-cell>
          <table:table-cell table:style-name="ce14" table:formula="of:=((VIN)/(2*IOUT*[.B11]))*DutyCCM*(1-DutyCCM)" office:value-type="float" office:value="0.000037508573388203" calcext:value-type="float">
            <text:p>37.51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0000" calcext:value-type="float">
            <text:p>130000</text:p>
          </table:table-cell>
          <table:table-cell table:style-name="ce14" table:formula="of:=((VIN)/(2*IOUT*[.B12]))*DutyCCM*(1-DutyCCM)" office:value-type="float" office:value="0.0000346232985121874" calcext:value-type="float">
            <text:p>34.62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0000" calcext:value-type="float">
            <text:p>140000</text:p>
          </table:table-cell>
          <table:table-cell table:style-name="ce14" table:formula="of:=((VIN)/(2*IOUT*[.B13]))*DutyCCM*(1-DutyCCM)" office:value-type="float" office:value="0.0000321502057613169" calcext:value-type="float">
            <text:p>32.15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000" calcext:value-type="float">
            <text:p>150000</text:p>
          </table:table-cell>
          <table:table-cell table:style-name="ce14" table:formula="of:=((VIN)/(2*IOUT*[.B14]))*DutyCCM*(1-DutyCCM)" office:value-type="float" office:value="0.0000300068587105624" calcext:value-type="float">
            <text:p>30.01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0000" calcext:value-type="float">
            <text:p>160000</text:p>
          </table:table-cell>
          <table:table-cell table:style-name="ce14" table:formula="of:=((VIN)/(2*IOUT*[.B15]))*DutyCCM*(1-DutyCCM)" office:value-type="float" office:value="0.0000281314300411523" calcext:value-type="float">
            <text:p>28.13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0000" calcext:value-type="float">
            <text:p>170000</text:p>
          </table:table-cell>
          <table:table-cell table:style-name="ce14" table:formula="of:=((VIN)/(2*IOUT*[.B16]))*DutyCCM*(1-DutyCCM)" office:value-type="float" office:value="0.0000264766400387315" calcext:value-type="float">
            <text:p>26.48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0000" calcext:value-type="float">
            <text:p>180000</text:p>
          </table:table-cell>
          <table:table-cell table:style-name="ce14" table:formula="of:=((VIN)/(2*IOUT*[.B17]))*DutyCCM*(1-DutyCCM)" office:value-type="float" office:value="0.0000250057155921354" calcext:value-type="float">
            <text:p>25.01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0000" calcext:value-type="float">
            <text:p>190000</text:p>
          </table:table-cell>
          <table:table-cell table:style-name="ce14" table:formula="of:=((VIN)/(2*IOUT*[.B18]))*DutyCCM*(1-DutyCCM)" office:value-type="float" office:value="0.0000236896252978124" calcext:value-type="float">
            <text:p>23.69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000" calcext:value-type="float">
            <text:p>200000</text:p>
          </table:table-cell>
          <table:table-cell table:style-name="ce14" table:formula="of:=((VIN)/(2*IOUT*[.B19]))*DutyCCM*(1-DutyCCM)" office:value-type="float" office:value="0.0000225051440329218" calcext:value-type="float">
            <text:p>22.51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0000" calcext:value-type="float">
            <text:p>210000</text:p>
          </table:table-cell>
          <table:table-cell table:style-name="ce14" table:formula="of:=((VIN)/(2*IOUT*[.B20]))*DutyCCM*(1-DutyCCM)" office:value-type="float" office:value="0.0000214334705075446" calcext:value-type="float">
            <text:p>21.43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0000" calcext:value-type="float">
            <text:p>220000</text:p>
          </table:table-cell>
          <table:table-cell table:style-name="ce14" table:formula="of:=((VIN)/(2*IOUT*[.B21]))*DutyCCM*(1-DutyCCM)" office:value-type="float" office:value="0.0000204592218481107" calcext:value-type="float">
            <text:p>20.46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0000" calcext:value-type="float">
            <text:p>230000</text:p>
          </table:table-cell>
          <table:table-cell table:style-name="ce14" table:formula="of:=((VIN)/(2*IOUT*[.B22]))*DutyCCM*(1-DutyCCM)" office:value-type="float" office:value="0.0000195696904634103" calcext:value-type="float">
            <text:p>19.57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0000" calcext:value-type="float">
            <text:p>240000</text:p>
          </table:table-cell>
          <table:table-cell table:style-name="ce14" table:formula="of:=((VIN)/(2*IOUT*[.B23]))*DutyCCM*(1-DutyCCM)" office:value-type="float" office:value="0.0000187542866941015" calcext:value-type="float">
            <text:p>18.75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0000" calcext:value-type="float">
            <text:p>250000</text:p>
          </table:table-cell>
          <table:table-cell table:style-name="ce14" table:formula="of:=((VIN)/(2*IOUT*[.B24]))*DutyCCM*(1-DutyCCM)" office:value-type="float" office:value="0.0000180041152263375" calcext:value-type="float">
            <text:p>18.00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0000" calcext:value-type="float">
            <text:p>260000</text:p>
          </table:table-cell>
          <table:table-cell table:style-name="ce14" table:formula="of:=((VIN)/(2*IOUT*[.B25]))*DutyCCM*(1-DutyCCM)" office:value-type="float" office:value="0.0000173116492560937" calcext:value-type="float">
            <text:p>17.31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0000" calcext:value-type="float">
            <text:p>270000</text:p>
          </table:table-cell>
          <table:table-cell table:style-name="ce14" table:formula="of:=((VIN)/(2*IOUT*[.B26]))*DutyCCM*(1-DutyCCM)" office:value-type="float" office:value="0.0000166704770614236" calcext:value-type="float">
            <text:p>16.67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0000" calcext:value-type="float">
            <text:p>280000</text:p>
          </table:table-cell>
          <table:table-cell table:style-name="ce14" table:formula="of:=((VIN)/(2*IOUT*[.B27]))*DutyCCM*(1-DutyCCM)" office:value-type="float" office:value="0.0000160751028806584" calcext:value-type="float">
            <text:p>16.08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0000" calcext:value-type="float">
            <text:p>290000</text:p>
          </table:table-cell>
          <table:table-cell table:style-name="ce14" table:formula="of:=((VIN)/(2*IOUT*[.B28]))*DutyCCM*(1-DutyCCM)" office:value-type="float" office:value="0.0000155207889882219" calcext:value-type="float">
            <text:p>15.52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000" calcext:value-type="float">
            <text:p>300000</text:p>
          </table:table-cell>
          <table:table-cell table:style-name="ce14" table:formula="of:=((VIN)/(2*IOUT*[.B29]))*DutyCCM*(1-DutyCCM)" office:value-type="float" office:value="0.0000150034293552812" calcext:value-type="float">
            <text:p>15.00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0000" calcext:value-type="float">
            <text:p>310000</text:p>
          </table:table-cell>
          <table:table-cell table:style-name="ce14" table:formula="of:=((VIN)/(2*IOUT*[.B30]))*DutyCCM*(1-DutyCCM)" office:value-type="float" office:value="0.0000145194477631754" calcext:value-type="float">
            <text:p>14.52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0000" calcext:value-type="float">
            <text:p>320000</text:p>
          </table:table-cell>
          <table:table-cell table:style-name="ce14" table:formula="of:=((VIN)/(2*IOUT*[.B31]))*DutyCCM*(1-DutyCCM)" office:value-type="float" office:value="0.0000140657150205761" calcext:value-type="float">
            <text:p>14.07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0000" calcext:value-type="float">
            <text:p>330000</text:p>
          </table:table-cell>
          <table:table-cell table:style-name="ce14" table:formula="of:=((VIN)/(2*IOUT*[.B32]))*DutyCCM*(1-DutyCCM)" office:value-type="float" office:value="0.0000136394812320738" calcext:value-type="float">
            <text:p>13.64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0000" calcext:value-type="float">
            <text:p>340000</text:p>
          </table:table-cell>
          <table:table-cell table:style-name="ce14" table:formula="of:=((VIN)/(2*IOUT*[.B33]))*DutyCCM*(1-DutyCCM)" office:value-type="float" office:value="0.0000132383200193658" calcext:value-type="float">
            <text:p>13.24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0000" calcext:value-type="float">
            <text:p>350000</text:p>
          </table:table-cell>
          <table:table-cell table:style-name="ce14" table:formula="of:=((VIN)/(2*IOUT*[.B34]))*DutyCCM*(1-DutyCCM)" office:value-type="float" office:value="0.0000128600823045268" calcext:value-type="float">
            <text:p>12.86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0000" calcext:value-type="float">
            <text:p>360000</text:p>
          </table:table-cell>
          <table:table-cell table:style-name="ce14" table:formula="of:=((VIN)/(2*IOUT*[.B35]))*DutyCCM*(1-DutyCCM)" office:value-type="float" office:value="0.0000125028577960677" calcext:value-type="float">
            <text:p>12.50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0000" calcext:value-type="float">
            <text:p>370000</text:p>
          </table:table-cell>
          <table:table-cell table:style-name="ce14" table:formula="of:=((VIN)/(2*IOUT*[.B36]))*DutyCCM*(1-DutyCCM)" office:value-type="float" office:value="0.0000121649427204983" calcext:value-type="float">
            <text:p>12.16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0000" calcext:value-type="float">
            <text:p>380000</text:p>
          </table:table-cell>
          <table:table-cell table:style-name="ce14" table:formula="of:=((VIN)/(2*IOUT*[.B37]))*DutyCCM*(1-DutyCCM)" office:value-type="float" office:value="0.0000118448126489062" calcext:value-type="float">
            <text:p>11.84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0000" calcext:value-type="float">
            <text:p>390000</text:p>
          </table:table-cell>
          <table:table-cell table:style-name="ce14" table:formula="of:=((VIN)/(2*IOUT*[.B38]))*DutyCCM*(1-DutyCCM)" office:value-type="float" office:value="0.0000115410995040625" calcext:value-type="float">
            <text:p>11.54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0000" calcext:value-type="float">
            <text:p>400000</text:p>
          </table:table-cell>
          <table:table-cell table:style-name="ce14" table:formula="of:=((VIN)/(2*IOUT*[.B39]))*DutyCCM*(1-DutyCCM)" office:value-type="float" office:value="0.0000112525720164609" calcext:value-type="float">
            <text:p>11.25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0000" calcext:value-type="float">
            <text:p>410000</text:p>
          </table:table-cell>
          <table:table-cell table:style-name="ce14" table:formula="of:=((VIN)/(2*IOUT*[.B40]))*DutyCCM*(1-DutyCCM)" office:value-type="float" office:value="0.0000109781190404497" calcext:value-type="float">
            <text:p>10.98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0000" calcext:value-type="float">
            <text:p>420000</text:p>
          </table:table-cell>
          <table:table-cell table:style-name="ce14" table:formula="of:=((VIN)/(2*IOUT*[.B41]))*DutyCCM*(1-DutyCCM)" office:value-type="float" office:value="0.0000107167352537723" calcext:value-type="float">
            <text:p>10.72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0000" calcext:value-type="float">
            <text:p>430000</text:p>
          </table:table-cell>
          <table:table-cell table:style-name="ce14" table:formula="of:=((VIN)/(2*IOUT*[.B42]))*DutyCCM*(1-DutyCCM)" office:value-type="float" office:value="0.0000104675088525218" calcext:value-type="float">
            <text:p>10.47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000" calcext:value-type="float">
            <text:p>440000</text:p>
          </table:table-cell>
          <table:table-cell table:style-name="ce14" table:formula="of:=((VIN)/(2*IOUT*[.B43]))*DutyCCM*(1-DutyCCM)" office:value-type="float" office:value="0.0000102296109240554" calcext:value-type="float">
            <text:p>10.23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0000" calcext:value-type="float">
            <text:p>450000</text:p>
          </table:table-cell>
          <table:table-cell table:style-name="ce14" table:formula="of:=((VIN)/(2*IOUT*[.B44]))*DutyCCM*(1-DutyCCM)" office:value-type="float" office:value="0.0000100022862368541" calcext:value-type="float">
            <text:p>10.00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0000" calcext:value-type="float">
            <text:p>460000</text:p>
          </table:table-cell>
          <table:table-cell table:style-name="ce14" table:formula="of:=((VIN)/(2*IOUT*[.B45]))*DutyCCM*(1-DutyCCM)" office:value-type="float" office:value="0.00000978484523170514" calcext:value-type="float">
            <text:p>9.78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0000" calcext:value-type="float">
            <text:p>470000</text:p>
          </table:table-cell>
          <table:table-cell table:style-name="ce14" table:formula="of:=((VIN)/(2*IOUT*[.B46]))*DutyCCM*(1-DutyCCM)" office:value-type="float" office:value="0.00000957665703528588" calcext:value-type="float">
            <text:p>9.58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0000" calcext:value-type="float">
            <text:p>480000</text:p>
          </table:table-cell>
          <table:table-cell table:style-name="ce14" table:formula="of:=((VIN)/(2*IOUT*[.B47]))*DutyCCM*(1-DutyCCM)" office:value-type="float" office:value="0.00000937714334705076" calcext:value-type="float">
            <text:p>9.38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0000" calcext:value-type="float">
            <text:p>490000</text:p>
          </table:table-cell>
          <table:table-cell table:style-name="ce14" table:formula="of:=((VIN)/(2*IOUT*[.B48]))*DutyCCM*(1-DutyCCM)" office:value-type="float" office:value="0.00000918577307466197" calcext:value-type="float">
            <text:p>9.19E-0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000" calcext:value-type="float">
            <text:p>500000</text:p>
          </table:table-cell>
          <table:table-cell table:style-name="ce14" table:formula="of:=((VIN)/(2*IOUT*[.B49]))*DutyCCM*(1-DutyCCM)" office:value-type="float" office:value="0.00000900205761316873" calcext:value-type="float">
            <text:p>9.00E-06</text:p>
          </table:table-cell>
          <table:table-cell table:number-columns-repeated="2"/>
        </table:table-row>
        <table:table-row table:style-name="ro1" table:number-rows-repeated="104852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Fsw Vs. L" table:style-name="ta2">
        <table:table-column table:style-name="co6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table:style-name="ce18" office:value-type="string" calcext:value-type="string" table:number-columns-spanned="12" table:number-rows-spanned="1">
            <text:p>Inductance</text:p>
          </table:table-cell>
          <table:covered-table-cell table:number-columns-repeated="11"/>
        </table:table-row>
        <table:table-row table:style-name="ro1">
          <table:table-cell table:number-columns-repeated="3"/>
          <table:table-cell table:style-name="ce14" office:value-type="float" office:value="0.00001" calcext:value-type="float">
            <text:p>10.00E-06</text:p>
          </table:table-cell>
          <table:table-cell table:style-name="ce14" office:value-type="float" office:value="0.000012" calcext:value-type="float">
            <text:p>12.00E-06</text:p>
          </table:table-cell>
          <table:table-cell table:style-name="ce14" office:value-type="float" office:value="0.000015" calcext:value-type="float">
            <text:p>15.00E-06</text:p>
          </table:table-cell>
          <table:table-cell table:style-name="ce14" office:value-type="float" office:value="0.000018" calcext:value-type="float">
            <text:p>18.00E-06</text:p>
          </table:table-cell>
          <table:table-cell table:style-name="ce14" office:value-type="float" office:value="0.000022" calcext:value-type="float">
            <text:p>22.00E-06</text:p>
          </table:table-cell>
          <table:table-cell table:style-name="ce14" office:value-type="float" office:value="0.000027" calcext:value-type="float">
            <text:p>27.00E-06</text:p>
          </table:table-cell>
          <table:table-cell table:style-name="ce14" office:value-type="float" office:value="0.000033" calcext:value-type="float">
            <text:p>33.00E-06</text:p>
          </table:table-cell>
          <table:table-cell table:style-name="ce14" office:value-type="float" office:value="0.0000039" calcext:value-type="float">
            <text:p>3.90E-06</text:p>
          </table:table-cell>
          <table:table-cell table:style-name="ce14" office:value-type="float" office:value="0.000047" calcext:value-type="float">
            <text:p>47.00E-06</text:p>
          </table:table-cell>
          <table:table-cell table:style-name="ce14" office:value-type="float" office:value="0.000056" calcext:value-type="float">
            <text:p>56.00E-06</text:p>
          </table:table-cell>
          <table:table-cell table:style-name="ce14" office:value-type="float" office:value="0.000068" calcext:value-type="float">
            <text:p>68.00E-06</text:p>
          </table:table-cell>
          <table:table-cell table:style-name="ce14" office:value-type="float" office:value="0.000082" calcext:value-type="float">
            <text:p>82.00E-06</text:p>
          </table:table-cell>
        </table:table-row>
        <table:table-row table:style-name="ro1">
          <table:table-cell/>
          <table:table-cell table:style-name="ce17" office:value-type="string" calcext:value-type="string" table:number-columns-spanned="1" table:number-rows-spanned="6">
            <text:p>Frequency</text:p>
          </table:table-cell>
          <table:table-cell office:value-type="float" office:value="50000" calcext:value-type="float">
            <text:p>50000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150000" calcext:value-type="float">
            <text:p>150000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250000" calcext:value-type="float">
            <text:p>250000</text:p>
          </table:table-cell>
          <table:table-cell table:number-columns-repeated="12"/>
        </table:table-row>
        <table:table-row table:style-name="ro1">
          <table:table-cell/>
          <table:covered-table-cell/>
          <table:table-cell office:value-type="float" office:value="300000" calcext:value-type="float">
            <text:p>300000</text:p>
          </table:table-cell>
          <table:table-cell table:number-columns-repeated="12"/>
        </table:table-row>
        <table:table-row table:style-name="ro1" table:number-rows-repeated="1048566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>
        <table:named-range table:name="DutyCCM" table:base-cell-address="$Boost.$B$13" table:cell-range-address="$Boost.$B$14"/>
        <table:named-range table:name="IOUT" table:base-cell-address="$Boost.$B$10" table:cell-range-address="$Boost.$B$11"/>
        <table:named-range table:name="VIN" table:base-cell-address="$Boost.$B$3" table:cell-range-address="$Boost.$B$3"/>
        <table:named-range table:name="VOUT" table:base-cell-address="$Boost.$B$5" table:cell-range-address="$Boost.$B$5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2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3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4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5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6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/00/0000</text:date>, <text:time style:data-style-name="N2" text:time-value="11:38:13.4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  <meta:creation-date>2019-10-02T19:45:44Z</meta:creation-date>
    <dc:date>2020-11-14T12:20:06.013000000</dc:date>
    <meta:editing-cycles>13</meta:editing-cycles>
    <meta:editing-duration>PT1H15M40S</meta:editing-duration>
    <meta:document-statistic meta:table-count="3" meta:cell-count="15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24cm" svg:height="17.575cm" xlink:href=".." xlink:type="simple" chart:class="chart:line" chart:style-name="ch1">
        <chart:legend chart:legend-position="end" svg:x="26.695cm" svg:y="8.488cm" style:legend-expansion="high" chart:style-name="ch2"/>
        <chart:plot-area chart:style-name="ch3" table:cell-range-address="'Min L vs Fsw'.B3:'Min L vs Fsw'.C49" chart:data-source-has-labels="both" svg:x="0.624cm" svg:y="0.351cm" svg:width="25.447cm" svg:height="16.873cm">
          <chartooo:coordinate-region svg:x="2.621cm" svg:y="0.351cm" svg:width="23.45cm" svg:height="15.358cm"/>
          <chart:axis chart:dimension="x" chart:name="primary-x" chart:style-name="ch4" chartooo:axis-type="text">
            <chart:categories table:cell-range-address="'Min L vs Fsw'.B4:'Min L vs Fsw'.B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in L vs Fsw'.C4:'Min L vs Fsw'.C49" chart:label-cell-address="'Min L vs Fsw'.C3:'Min L vs Fsw'.C3" chart:class="chart:line">
            <chart:data-point chart:repeated="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imum Inductance</text:p>
                <draw:g>
                  <svg:desc>'Min L vs Fsw'.C3:'Min L vs Fsw'.C3</svg:desc>
                </draw:g>
              </table:table-cell>
            </table:table-row>
          </table:table-header-rows>
          <table:table-rows>
            <table:table-row>
              <table:table-cell office:value-type="float" office:value="50000">
                <text:p>50000</text:p>
                <draw:g>
                  <svg:desc>'Min L vs Fsw'.B4:'Min L vs Fsw'.B49</svg:desc>
                </draw:g>
              </table:table-cell>
              <table:table-cell office:value-type="float" office:value="0.0000900205761316873">
                <text:p>0.0000900205761316873</text:p>
                <draw:g>
                  <svg:desc>'Min L vs Fsw'.C4:'Min L vs Fsw'.C49</svg:desc>
                </draw:g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000750171467764061">
                <text:p>0.0000750171467764061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000643004115226338">
                <text:p>0.0000643004115226338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000562628600823045">
                <text:p>0.000056262860082304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000500114311842707">
                <text:p>0.000050011431184270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450102880658436">
                <text:p>0.0000450102880658436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000409184436962215">
                <text:p>0.0000409184436962215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00037508573388203">
                <text:p>0.000037508573388203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000346232985121874">
                <text:p>0.0000346232985121874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0000321502057613169">
                <text:p>0.000032150205761316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0000300068587105624">
                <text:p>0.0000300068587105624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0000281314300411523">
                <text:p>0.0000281314300411523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0000264766400387315">
                <text:p>0.0000264766400387315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0000250057155921354">
                <text:p>0.0000250057155921354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0000236896252978124">
                <text:p>0.0000236896252978124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0000225051440329218">
                <text:p>0.0000225051440329218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0.0000214334705075446">
                <text:p>0.0000214334705075446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0000204592218481107">
                <text:p>0.0000204592218481107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0.0000195696904634103">
                <text:p>0.0000195696904634103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0000187542866941015">
                <text:p>0.000018754286694101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0000180041152263375">
                <text:p>0.0000180041152263375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0000173116492560937">
                <text:p>0.0000173116492560937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0.0000166704770614236">
                <text:p>0.0000166704770614236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0000160751028806584">
                <text:p>0.0000160751028806584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0.0000155207889882219">
                <text:p>0.0000155207889882219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0000150034293552812">
                <text:p>0.0000150034293552812</text:p>
              </table:table-cell>
            </table:table-row>
            <table:table-row>
              <table:table-cell office:value-type="float" office:value="310000">
                <text:p>310000</text:p>
              </table:table-cell>
              <table:table-cell office:value-type="float" office:value="0.0000145194477631754">
                <text:p>0.0000145194477631754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0.0000140657150205761">
                <text:p>0.0000140657150205761</text:p>
              </table:table-cell>
            </table:table-row>
            <table:table-row>
              <table:table-cell office:value-type="float" office:value="330000">
                <text:p>330000</text:p>
              </table:table-cell>
              <table:table-cell office:value-type="float" office:value="0.0000136394812320738">
                <text:p>0.0000136394812320738</text:p>
              </table:table-cell>
            </table:table-row>
            <table:table-row>
              <table:table-cell office:value-type="float" office:value="340000">
                <text:p>340000</text:p>
              </table:table-cell>
              <table:table-cell office:value-type="float" office:value="0.0000132383200193658">
                <text:p>0.0000132383200193658</text:p>
              </table:table-cell>
            </table:table-row>
            <table:table-row>
              <table:table-cell office:value-type="float" office:value="350000">
                <text:p>350000</text:p>
              </table:table-cell>
              <table:table-cell office:value-type="float" office:value="0.0000128600823045268">
                <text:p>0.0000128600823045268</text:p>
              </table:table-cell>
            </table:table-row>
            <table:table-row>
              <table:table-cell office:value-type="float" office:value="360000">
                <text:p>360000</text:p>
              </table:table-cell>
              <table:table-cell office:value-type="float" office:value="0.0000125028577960677">
                <text:p>0.0000125028577960677</text:p>
              </table:table-cell>
            </table:table-row>
            <table:table-row>
              <table:table-cell office:value-type="float" office:value="370000">
                <text:p>370000</text:p>
              </table:table-cell>
              <table:table-cell office:value-type="float" office:value="0.0000121649427204983">
                <text:p>0.0000121649427204983</text:p>
              </table:table-cell>
            </table:table-row>
            <table:table-row>
              <table:table-cell office:value-type="float" office:value="380000">
                <text:p>380000</text:p>
              </table:table-cell>
              <table:table-cell office:value-type="float" office:value="0.0000118448126489062">
                <text:p>0.0000118448126489062</text:p>
              </table:table-cell>
            </table:table-row>
            <table:table-row>
              <table:table-cell office:value-type="float" office:value="390000">
                <text:p>390000</text:p>
              </table:table-cell>
              <table:table-cell office:value-type="float" office:value="0.0000115410995040625">
                <text:p>0.0000115410995040625</text:p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0000112525720164609">
                <text:p>0.0000112525720164609</text:p>
              </table:table-cell>
            </table:table-row>
            <table:table-row>
              <table:table-cell office:value-type="float" office:value="410000">
                <text:p>410000</text:p>
              </table:table-cell>
              <table:table-cell office:value-type="float" office:value="0.0000109781190404497">
                <text:p>0.0000109781190404497</text:p>
              </table:table-cell>
            </table:table-row>
            <table:table-row>
              <table:table-cell office:value-type="float" office:value="420000">
                <text:p>420000</text:p>
              </table:table-cell>
              <table:table-cell office:value-type="float" office:value="0.0000107167352537723">
                <text:p>0.0000107167352537723</text:p>
              </table:table-cell>
            </table:table-row>
            <table:table-row>
              <table:table-cell office:value-type="float" office:value="430000">
                <text:p>430000</text:p>
              </table:table-cell>
              <table:table-cell office:value-type="float" office:value="0.0000104675088525218">
                <text:p>0.0000104675088525218</text:p>
              </table:table-cell>
            </table:table-row>
            <table:table-row>
              <table:table-cell office:value-type="float" office:value="440000">
                <text:p>440000</text:p>
              </table:table-cell>
              <table:table-cell office:value-type="float" office:value="0.0000102296109240554">
                <text:p>0.0000102296109240554</text:p>
              </table:table-cell>
            </table:table-row>
            <table:table-row>
              <table:table-cell office:value-type="float" office:value="450000">
                <text:p>450000</text:p>
              </table:table-cell>
              <table:table-cell office:value-type="float" office:value="0.0000100022862368541">
                <text:p>0.0000100022862368541</text:p>
              </table:table-cell>
            </table:table-row>
            <table:table-row>
              <table:table-cell office:value-type="float" office:value="460000">
                <text:p>460000</text:p>
              </table:table-cell>
              <table:table-cell office:value-type="float" office:value="0.00000978484523170514">
                <text:p>0.00000978484523170514</text:p>
              </table:table-cell>
            </table:table-row>
            <table:table-row>
              <table:table-cell office:value-type="float" office:value="470000">
                <text:p>470000</text:p>
              </table:table-cell>
              <table:table-cell office:value-type="float" office:value="0.00000957665703528588">
                <text:p>0.00000957665703528588</text:p>
              </table:table-cell>
            </table:table-row>
            <table:table-row>
              <table:table-cell office:value-type="float" office:value="480000">
                <text:p>480000</text:p>
              </table:table-cell>
              <table:table-cell office:value-type="float" office:value="0.00000937714334705076">
                <text:p>0.00000937714334705076</text:p>
              </table:table-cell>
            </table:table-row>
            <table:table-row>
              <table:table-cell office:value-type="float" office:value="490000">
                <text:p>490000</text:p>
              </table:table-cell>
              <table:table-cell office:value-type="float" office:value="0.00000918577307466197">
                <text:p>0.00000918577307466197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0.00000900205761316873">
                <text:p>0.000009002057613168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